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exit</text:p>
          </table:table-cell>
          <table:table-cell office:value-type="string" calcext:value-type="string">
            <text:p>aa</text:p>
          </table:table-cell>
          <table:table-cell table:number-columns-repeated="4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aa</text:p>
          </table:table-cell>
          <table:table-cell table:number-columns-repeated="4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table:number-columns-repeated="5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table:number-columns-repeated="5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table:number-columns-repeated="5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c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c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3"/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c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3" office:value-type="string" calcext:value-type="string">
            <text:p>loading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c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9T15:46:20.117924224</meta:creation-date>
    <dc:date>2021-11-19T16:07:22.850175882</dc:date>
    <meta:editing-duration>PT9M42S</meta:editing-duration>
    <meta:editing-cycles>1</meta:editing-cycles>
    <meta:document-statistic meta:table-count="1" meta:cell-count="105" meta:object-count="0"/>
    <meta:generator>LibreOffice/7.2.1.2$Linux_X86_64 LibreOffice_project/20$Build-2</meta:generator>
  </office:meta>
</office:document-meta>
</file>